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4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5" style:family="paragraph" style:parent-style-name="Prénom_20_NOM">
      <style:text-properties style:font-name="Arial1" fo:font-size="11pt" fo:font-weight="bold" style:font-size-asian="11pt" style:font-weight-asian="bold" style:font-size-complex="11pt" style:font-weight-complex="bold"/>
    </style:style>
    <style:style style:name="P16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7" style:family="paragraph" style:parent-style-name="Texte_20_de_20_saisie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8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9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0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11pt" style:font-size-asian="11pt" style:font-size-complex="11pt"/>
    </style:style>
    <style:style style:name="T4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font-name="Arial1" fo:font-size="11pt" style:font-size-asian="11pt" style:font-size-complex="11pt"/>
    </style:style>
    <style:style style:name="T8" style:family="text">
      <style:text-properties officeooo:rsid="001ee25b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moisdebutsanction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0"/>
            </table:table-cell>
            <table:table-cell table:style-name="Tableau1.B1" office:value-type="string">
              <text:p text:style-name="P12"/>
            </table:table-cell>
          </table:table-row>
          <table:table-row table:style-name="Tableau1.2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13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<text:span text:style-name="T4"> DPAS/SIS/BADA/SUSPENSION/</text:span><text:span text:style-name="T4"><text:date style:data-style-name="N106" text:date-value="2015-03-31T14:15:43.638000078">2015</text:date></text:span></text:p>
              <text:p text:style-name="P6"><text:span text:style-name="T2"><text:s text:c="9"/>Matricule CAF : </text:span><text:span text:style-name="T2"><text:user-field-get text:name="dossier_matricule"/></text:span></text:p>
              <text:p text:style-name="P6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3">Bobigny, le <text:date style:data-style-name="N36" text:date-value="2015-03-31T14:15:43.638000078">31/03/2015</text:date></text:p>
            </table:table-cell>
            <table:table-cell table:style-name="Tableau1.B3" office:value-type="string">
              <text:p text:style-name="P8"><text:user-field-get text:name="adresse_numvoie"/> <text:span text:style-name="T6"><text:user-field-get text:name="adresse_typevoie"/></text:span><text:span text:style-name="T6"> </text:span><text:span text:style-name="T5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1"><text:user-field-get text:name="adresse_codepos"/></text:span><text:span text:style-name="T1"> <text:s/></text:span><text:user-field-get text:name="adresse_locaadr"/></text:p>
            </table:table-cell>
          </table:table-row>
        </table:table>
        <text:p text:style-name="P2"/>
        <text:p text:style-name="P10"/>
        <text:p text:style-name="P4"><text:user-field-get text:name="personne_qual"/>,</text:p>
        <text:p text:style-name="P4"/>
        <text:p text:style-name="P11"><text:span text:style-name="T7">Comme je vous l’indiquais dans mon courrier du </text:span><text:span text:style-name="T3"><text:user-field-get text:name="passagecommissionep_impressionconvocation"/></text:span>, <text:span text:style-name="T7">votre dossier a été transmis à l’Equipe Pluridisciplinaire (EP) qui a examiné votre situation.</text:span></text:p>
        <text:p text:style-name="P18"/>
        <text:p text:style-name="P18">Après avoir pris connaissance de son avis, il a été décidé, compte tenu de l’absence de démarches d’insertion de votre part malgré nos multiples sollicitations, de suspendre votre allocation de Revenu de Solidarité Active (RSA).</text:p>
        <text:p text:style-name="P18"/>
        <text:p text:style-name="P18">La Caisse d’Allocations Familiales (CAF) effectuera cette suspension à compter de <text:date style:data-style-name="N34" text:date-value="2015-03-31T14:15:43.654000293">mars</text:date> payable en <text:date style:data-style-name="N34" text:date-value="2015-03-31T14:15:43.654000293" text:date-adjust="PT768H00M00S">mai</text:date>.</text:p>
        <text:p text:style-name="P18">Cette suspension sera également effective les mois suivants en l’absence de démarches d’insertion.</text:p>
        <text:p text:style-name="P4"/>
        <text:p text:style-name="P4">Vous pouvez contester cette décision par un recours administratif dans un délai de deux mois à compter de la réception de cette lettre, auprès de Monsieur le Président du Conseil <text:span text:style-name="T8">départemental</text:span>, Hôtel du Département – BP 93 – 93006 Bobigny Cedex.</text:p>
        <text:p text:style-name="P4"/>
        <text:p text:style-name="P16">Je reste à votre entière disposition pour tout renseignement complémentaire.</text:p>
        <text:p text:style-name="P4"/>
        <text:p text:style-name="P5">Je vous prie d’agréer, <text:user-field-get text:name="personne_qual"/>, l’expression de mes salutations distinguées.</text:p>
        <text:p text:style-name="P17"/>
        <text:p text:style-name="P14">Pour le Président du Conseil <text:span text:style-name="T8">départemental</text:span></text:p>
        <text:p text:style-name="P14">et par délégation,</text:p>
        <text:p text:style-name="P14"/>
        <text:p text:style-name="P14"/>
        <text:p text:style-name="P1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3-31T14:15:43.482000000</dc:date>
    <dc:creator>linda baitech</dc:creator>
    <meta:editing-duration>PT6H2M40S</meta:editing-duration>
    <meta:editing-cycles>105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8" meta:word-count="176" meta:character-count="1176" meta:non-whitespace-character-count="998"/>
  </office:meta>
</office:document-meta>
</file>